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font-size="20pt" officeooo:rsid="00195fbc" officeooo:paragraph-rsid="00195fbc" style:font-size-asian="17.5pt" style:font-size-complex="20pt"/>
    </style:style>
    <style:style style:name="P2" style:family="paragraph" style:parent-style-name="Standard">
      <style:text-properties fo:font-size="20pt" fo:font-weight="bold" officeooo:rsid="00195fbc" officeooo:paragraph-rsid="00195fbc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2pt" officeooo:rsid="00195fbc" officeooo:paragraph-rsid="00195fbc" style:font-size-asian="10.5pt" style:font-size-complex="12pt"/>
    </style:style>
    <style:style style:name="P4" style:family="paragraph" style:parent-style-name="Standard">
      <style:text-properties fo:font-size="14pt" fo:font-weight="normal" officeooo:rsid="00195fbc" officeooo:paragraph-rsid="00195fb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95fbc" officeooo:paragraph-rsid="00195fbc" fo:background-color="#ffff0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b28cc" officeooo:paragraph-rsid="001b28cc" fo:background-color="#ffff0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cddc4" officeooo:paragraph-rsid="001cddc4" fo:background-color="#ffff00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95fbc" officeooo:paragraph-rsid="00195fbc" fo:background-color="transparent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970e8" officeooo:paragraph-rsid="00195fbc" fo:background-color="transparent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cddc4" officeooo:paragraph-rsid="001cddc4" fo:background-color="transparent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color="#d4d4d4" loext:opacity="100%" style:font-name="Consolas" fo:font-size="10.5pt" fo:font-weight="normal" officeooo:rsid="001cddc4" officeooo:paragraph-rsid="001cddc4" fo:background-color="#1e1e1e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cddc4" officeooo:paragraph-rsid="001cddc4" fo:background-color="transparent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2pt" fo:font-weight="normal" officeooo:rsid="001cddc4" officeooo:paragraph-rsid="001cddc4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4pt" fo:font-weight="normal" officeooo:rsid="001cddc4" officeooo:paragraph-rsid="001cddc4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fo:font-weight="normal" officeooo:rsid="001cddc4" officeooo:paragraph-rsid="001cddc4" fo:background-color="transparent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970e8" fo:background-color="transparent" loext:char-shading-value="0"/>
    </style:style>
    <style:style style:name="T5" style:family="text">
      <style:text-properties officeooo:rsid="001970e8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9cdcfe" loext:opacity="100%"/>
    </style:style>
    <style:style style:name="T10" style:family="text">
      <style:text-properties fo:font-variant="normal" fo:text-transform="none" fo:color="#ffffff" loext:opacity="100%" style:font-name="Roboto" fo:font-size="10.5pt" fo:letter-spacing="normal" fo:font-style="normal"/>
    </style:style>
    <style:style style:name="T11" style:family="text">
      <style:text-properties fo:font-variant="normal" fo:text-transform="none" fo:color="#ffffff" loext:opacity="100%" style:font-name="Roboto" fo:letter-spacing="normal" fo:font-style="normal"/>
    </style:style>
    <style:style style:name="T12" style:family="text">
      <style:text-properties fo:font-variant="normal" fo:text-transform="none" style:font-name="Roboto" fo:letter-spacing="normal" fo:font-style="normal"/>
    </style:style>
    <style:style style:name="T13" style:family="text">
      <style:text-properties fo:font-variant="normal" fo:text-transform="none" style:font-name="Roboto" fo:letter-spacing="normal" fo:font-style="normal" officeooo:rsid="001edb7b"/>
    </style:style>
    <style:style style:name="T14" style:family="text">
      <style:text-properties fo:font-variant="normal" fo:text-transform="none" fo:color="#000000" loext:opacity="100%" style:font-name="Roboto" fo:letter-spacing="normal" fo:font-style="normal"/>
    </style:style>
    <style:style style:name="T15" style:family="text">
      <style:text-properties fo:font-variant="normal" fo:text-transform="none" fo:color="#000000" loext:opacity="100%" style:font-name="Roboto" fo:letter-spacing="normal" fo:font-style="normal" officeooo:rsid="001edb7b"/>
    </style:style>
    <style:style style:name="T16" style:family="text">
      <style:text-properties fo:font-variant="normal" fo:text-transform="none" fo:color="#000000" loext:opacity="100%" fo:letter-spacing="normal" fo:font-style="normal"/>
    </style:style>
    <style:style style:name="T17" style:family="text">
      <style:text-properties fo:font-variant="normal" fo:text-transform="none" fo:color="#000000" loext:opacity="100%" fo:letter-spacing="normal" fo:font-style="normal" officeooo:rsid="001ed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V Python – Tipos Primitivos e Saída de Dados</text:p>
      <text:p text:style-name="P2"/>
      <text:p text:style-name="P4">Para entrada de dados pelo teclado, usamos o comando <text:span text:style-name="T1">input</text:span>:</text:p>
      <text:p text:style-name="P4"><text:span text:style-name="T2">input(‘Digite um número’) </text:span>→ ou <text:span text:style-name="T2">N2 = input(‘Digite mais um número…’)</text:span></text:p>
      <text:p text:style-name="P4">Porém, ao tentar aplicar a soma de duas variáveis, o resultado foi:</text:p>
      <text:p text:style-name="P5">S = N1 + N2 <text:span text:style-name="T3">→ se os números fossem 5 e 3, retornaria 53, pois mesmo que a resposta do input seja um número, ele o reconhece como string. Portanto, é necessário fazer a conversão do resultado do input para número real.</text:span></text:p>
      <text:p text:style-name="P8"/>
      <text:p text:style-name="P8">Há 4 tipos primitivos mais comuns em Python, que são:</text:p>
      <text:p text:style-name="P5"><text:span text:style-name="T3">int (Números inteiros), float (</text:span><text:span text:style-name="T4">Números com </text:span><text:span text:style-name="T3">ponto flutuante), bool </text:span><text:span text:style-name="T4">( True/False ) e str (string/caractere)</text:span></text:p>
      <text:p text:style-name="P9"/>
      <text:p text:style-name="P6"><text:span text:style-name="T5">p</text:span>rint(‘A soma vale {}’.format{S})</text:p>
      <text:p text:style-name="P6"/>
      <text:p text:style-name="P10">A forma correta de associar valores de variáveis à strings em Py3:</text:p>
      <text:p text:style-name="P11"><text:span text:style-name="T6">print</text:span>(<text:span text:style-name="T7">'A soma entre </text:span><text:span text:style-name="T8">{0}</text:span><text:span text:style-name="T7"> e </text:span><text:span text:style-name="T8">{1}</text:span><text:span text:style-name="T7"> é igual à </text:span><text:span text:style-name="T8">{2}</text:span><text:span text:style-name="T7">'</text:span>.<text:span text:style-name="T6">format</text:span>(<text:span text:style-name="T9">n1</text:span>, <text:span text:style-name="T9">n2</text:span>, <text:span text:style-name="T9">soma</text:span>))</text:p>
      <text:p text:style-name="P10"/>
      <text:p text:style-name="P7">n = input(‘Digite algo: ’)</text:p>
      <text:p text:style-name="P10"><text:span text:style-name="T2">print(n.isalpha())</text:span> → is alphabetic = é uma letra?</text:p>
      <text:p text:style-name="P10"><text:span text:style-name="T2">isnumeric()</text:span> → é um número?</text:p>
      <text:p text:style-name="P10"><text:span text:style-name="T2">Isalnum()</text:span> → alpha numérico = letra ou caractere?</text:p>
      <text:p text:style-name="P10"/>
      <text:p text:style-name="P10">Temos outras opções de is pra usar em python.</text:p>
      <text:p text:style-name="P13"><text:span text:style-name="T15"/></text:p>
      <text:p text:style-name="P14"><text:span text:style-name="T17">D</text:span><text:span text:style-name="T16">epois da versão 3.7 do python não precisa mais usar .format (), apenas coloque um f antes das aspas " " e escreva o nome da variavel dentro dos colchetes {} <text:s/>exemplo: print (f'A soma de {n1} e {n2} é {s}')</text:span></text:p>
      <text:p text:style-name="P15"/>
      <text:p text:style-name="P6"/>
      <text:p text:style-name="P7"/>
      <text:p text:style-name="P4"/>
      <text:p text:style-name="P4"/>
      <text:p text:style-name="P4"/>
      <text:p text:style-name="P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00:54:40.749000000</meta:creation-date>
    <dc:date>2021-12-05T02:42:20.057000000</dc:date>
    <meta:editing-duration>PT59M13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" meta:word-count="213" meta:character-count="1179" meta:non-whitespace-character-count="980"/>
  </office:meta>
</office:document-meta>
</file>